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6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6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Excel_32_Built-in_32_Comma" style:data-style-name="N39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Excel_32_Built-in_32_Comma" style:data-style-name="N39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FFFFFF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4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4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4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Comma" style:data-style-name="N40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56" style:family="table-cell" style:parent-style-name="Comma" style:data-style-name="N40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36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36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6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63" style:family="table-cell" style:parent-style-name="Default" style:data-style-name="N36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7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7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000000" fo:background-color="#FFFFFF"/>
    </style:style>
    <style:style style:name="ce73" style:family="table-cell" style:parent-style-name="Default" style:data-style-name="N42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0">
      <style:table-cell-properties fo:background-color="#FFFFFF"/>
    </style:style>
    <style:style style:name="ce75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8" style:family="table-cell" style:parent-style-name="Excel_32_Built-in_32_Comma" style:data-style-name="N4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8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4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85" style:family="table-cell" style:parent-style-name="Default" style:data-style-name="N5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86" style:family="table-cell" style:parent-style-name="Default" style:data-style-name="N5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87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88" style:family="table-cell" style:parent-style-name="Default" style:data-style-name="N5">
      <style:table-cell-properties fo:border-top="thin solid #000000" fo:border-bottom="thin solid #000000" fo:border-left="none" fo:border-right="none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9" style:family="table-cell" style:parent-style-name="Default" style:data-style-name="N5">
      <style:table-cell-properties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1" style:family="table-cell" style:parent-style-name="Default" style:data-style-name="N5">
      <style:table-cell-properties fo:border-top="none" fo:border-bottom="thin solid #000000" fo:border-left="none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92" style:family="table-cell" style:parent-style-name="Default" style:data-style-name="N5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93" style:family="table-cell" style:parent-style-name="Default" style:data-style-name="N5">
      <style:table-cell-properties fo:border-top="thin solid #000000" fo:border-bottom="none" fo:border-left="none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94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5" style:family="table-cell" style:parent-style-name="Default" style:data-style-name="N5">
      <style:table-cell-properties fo:border-top="none" fo:border-bottom="thin double #000000" fo:border-left="none" fo:border-right="none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6" style:family="table-cell" style:parent-style-name="Default" style:data-style-name="N0">
      <style:text-properties fo:font-weight="bold" style:font-weight-asian="bold" style:font-weight-complex="bold"/>
    </style:style>
    <style:style style:name="ce9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9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0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01" style:family="table-cell" style:parent-style-name="Default" style:data-style-name="N7">
      <style:table-cell-properties fo:border-top="none" fo:border-bottom="none" fo:border-left="thin solid #000000" fo:border-right="thin solid #000000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02" style:family="table-cell" style:parent-style-name="Default" style:data-style-name="N5">
      <style:table-cell-properties fo:border-top="none" fo:border-bottom="none" fo:border-left="thin solid #000000" fo:border-right="thin solid #000000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03" style:family="table-cell" style:parent-style-name="Default" style:data-style-name="N5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.353cm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.353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.353cm"/>
      <style:text-properties fo:color="#000000" style:font-name="Calibri" style:font-name-asian="Calibri" style:font-name-complex="Calibri" fo:font-size="12pt" style:font-size-asian="12pt" style:font-size-complex="12pt" fo:font-style="italic" style:font-style-asian="italic" style:font-style-complex="italic" style:font-family-generic="swiss"/>
    </style:style>
    <style:style style:name="ce108" style:family="table-cell" style:parent-style-name="Default" style:data-style-name="N5">
      <style:table-cell-properties fo:border-top="none" fo:border-bottom="none" fo:border-left="thin solid #000000" fo:border-right="thin solid #000000"/>
      <style:text-properties fo:color="#000000" style:font-name="Calibri" style:font-name-asian="Calibri" style:font-name-complex="Calibri" fo:font-size="12pt" style:font-size-asian="12pt" style:font-size-complex="12pt" fo:font-style="italic" style:font-style-asian="italic" style:font-style-complex="italic" style:font-family-generic="swiss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.353cm"/>
      <style:text-properties fo:color="#000000" style:font-name="Calibri" style:font-name-asian="Calibri" style:font-name-complex="Calibri" fo:font-size="12pt" style:font-size-asian="12pt" style:font-size-complex="12pt" fo:font-style="italic" style:font-style-asian="italic" style:font-style-complex="italic" style:font-family-generic="swiss"/>
    </style:style>
    <style:style style:name="ce110" style:family="table-cell" style:parent-style-name="Default" style:data-style-name="N5">
      <style:table-cell-properties fo:border-top="thin solid #000000" fo:border-bottom="none" fo:border-left="thin solid #000000" fo:border-right="thin solid #000000"/>
      <style:text-properties fo:color="#000000" style:font-name="Calibri" style:font-name-asian="Calibri" style:font-name-complex="Calibri" fo:font-size="12pt" style:font-size-asian="12pt" style:font-size-complex="12pt" fo:font-style="italic" style:font-style-asian="italic" style:font-style-complex="italic" style:font-family-generic="swiss"/>
    </style:style>
    <style:style style:name="ce1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12" style:family="table-cell" style:parent-style-name="Default" style:data-style-name="N0">
      <style:text-properties fo:font-style="italic" style:font-style-asian="italic" style:font-style-complex="italic"/>
    </style:style>
    <style:style style:name="ce1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.353cm"/>
      <style:text-properties fo:color="#000000" style:font-name="Calibri" style:font-name-asian="Calibri" style:font-name-complex="Calibri" fo:font-size="12pt" style:font-size-asian="12pt" style:font-size-complex="12pt" fo:font-style="italic" style:font-style-asian="italic" style:font-style-complex="italic" style:font-family-generic="swiss"/>
    </style:style>
    <style:style style:name="ce114" style:family="table-cell" style:parent-style-name="Default" style:data-style-name="N5">
      <style:table-cell-properties fo:border="thin solid #000000"/>
      <style:text-properties fo:color="#000000" style:font-name="Calibri" style:font-name-asian="Calibri" style:font-name-complex="Calibri" fo:font-size="12pt" style:font-size-asian="12pt" style:font-size-complex="12pt" fo:font-style="italic" style:font-style-asian="italic" style:font-style-complex="italic" style:font-family-generic="swiss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926041666666667cm"/>
    </style:style>
    <style:style style:name="co10" style:family="table-column">
      <style:table-column-properties fo:break-before="auto" style:column-width="6.05895833333333cm"/>
    </style:style>
    <style:style style:name="co11" style:family="table-column">
      <style:table-column-properties fo:break-before="auto" style:column-width="2.72520833333333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01083333333333cm" style:use-optimal-column-width="true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2.143125cm" style:use-optimal-column-width="true"/>
    </style:style>
    <style:style style:name="co19" style:family="table-column">
      <style:table-column-properties fo:break-before="auto" style:column-width="2.35479166666667cm" style:use-optimal-column-width="true"/>
    </style:style>
    <style:style style:name="co20" style:family="table-column">
      <style:table-column-properties fo:break-before="auto" style:column-width="0.211666666666667cm"/>
    </style:style>
    <style:style style:name="co21" style:family="table-column">
      <style:table-column-properties fo:break-before="auto" style:column-width="2.91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.01969in" fo:padding-right="0in" draw:textarea-vertical-align="middle" draw:textarea-horizontal-align="center" draw:fill="gradient" draw:fill-gradient-name="a4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111">
            <text:p>Gráficas Impacto GRAFIMPAC S.A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72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111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3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111">
            <text:p>Caja y Banc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2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111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72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111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2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74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5">
            <text:p>Código</text:p>
          </table:table-cell>
          <table:table-cell office:value-type="string" table:number-columns-spanned="1" table:number-rows-spanned="2" table:style-name="ce76">
            <text:p>Cuenta</text:p>
          </table:table-cell>
          <table:table-cell office:value-type="string" table:number-columns-spanned="1" table:number-rows-spanned="2" table:style-name="ce76">
            <text:p>Referencia</text:p>
          </table:table-cell>
          <table:table-cell office:value-type="string" table:style-name="ce5">
            <text:p>Saldos contables al</text:p>
          </table:table-cell>
          <table:table-cell office:value-type="string" table:number-columns-spanned="2" table:number-rows-spanned="1" table:style-name="ce77">
            <text:p>Movimientos</text:p>
          </table:table-cell>
          <table:covered-table-cell/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5">
            <text:p>Código</text:p>
          </table:table-cell>
          <table:table-cell office:value-type="string" table:number-columns-spanned="1" table:number-rows-spanned="2" table:style-name="ce76">
            <text:p>Cuenta</text:p>
          </table:table-cell>
          <table:table-cell office:value-type="string" table:style-name="ce5">
            <text:p>Saldos auditados al</text:p>
          </table:table-cell>
          <table:table-cell office:value-type="string" table:number-columns-spanned="1" table:number-rows-spanned="2" table:style-name="ce78">
            <text:p>Variación</text:p>
          </table:table-cell>
          <table:table-cell table:number-columns-repeated="50" table:style-name="ce4"/>
          <table:table-cell table:number-columns-repeated="16323" table:style-name="ce7"/>
        </table:table-row>
        <table:table-row table:style-name="ro1">
          <table:covered-table-cell/>
          <table:covered-table-cell/>
          <table:covered-table-cell/>
          <table:table-cell office:value-type="date" office:date-value="2021-06-30T00:00:00" table:style-name="ce8">
            <text:p>30-jun-21</text:p>
          </table:table-cell>
          <table:table-cell office:value-type="string" table:style-name="ce8">
            <text:p>Débitos</text:p>
          </table:table-cell>
          <table:table-cell office:value-type="string" table:style-name="ce8">
            <text:p>Créditos</text:p>
          </table:table-cell>
          <table:table-cell office:value-type="date" office:date-value="2021-12-31T00:00:00" table:style-name="ce8">
            <text:p>31-dic-21</text:p>
          </table:table-cell>
          <table:covered-table-cell/>
          <table:covered-table-cell/>
          <table:table-cell office:value-type="date" office:date-value="2020-12-31T00:00:00" table:style-name="ce8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7"/>
        </table:table-row>
        <table:table-row table:style-name="ro1"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4"/>
          <table:table-cell table:style-name="ce15"/>
          <table:table-cell table:style-name="ce12"/>
          <table:table-cell table:style-name="ce16"/>
          <table:table-cell table:style-name="ce17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102010101001" table:style-name="ce18">
            <text:p>102010101001<text:s/></text:p>
          </table:table-cell>
          <table:table-cell office:value-type="string" table:style-name="ce19">
            <text:p>Terrenos<text:s text:c="72"/></text:p>
          </table:table-cell>
          <table:table-cell table:style-name="ce20"/>
          <table:table-cell office:value-type="float" office:value="1898139.64" table:style-name="ce21">
            <text:p>1898140<text:s/></text:p>
          </table:table-cell>
          <table:table-cell table:style-name="ce22"/>
          <table:table-cell table:style-name="ce23"/>
          <table:table-cell office:value-type="float" office:value="1898139.64" table:formula="of:=[.D10]+[.E10]-[.F10]" table:style-name="ce24">
            <text:p>1898140<text:s/></text:p>
          </table:table-cell>
          <table:table-cell office:value-type="float" office:value="102010101001" table:style-name="ce18">
            <text:p>102010101001<text:s/></text:p>
          </table:table-cell>
          <table:table-cell office:value-type="string" table:style-name="ce19">
            <text:p>Terrenos<text:s text:c="72"/></text:p>
          </table:table-cell>
          <table:table-cell office:value-type="float" office:value="1898139.64" table:style-name="ce25">
            <text:p><text:s/>1898140<text:s/></text:p>
          </table:table-cell>
          <table:table-cell office:value-type="float" office:value="0" table:formula="of:=+[.G10]-[.J10]" table:style-name="ce26">
            <text:p>-<text:s/></text:p>
          </table:table-cell>
          <table:table-cell office:value-type="string" table:style-name="ce4">
            <text:p>ok</text:p>
          </table:table-cell>
          <table:table-cell table:number-columns-repeated="49" table:style-name="ce4"/>
          <table:table-cell table:number-columns-repeated="16323"/>
        </table:table-row>
        <table:table-row table:style-name="ro1">
          <table:table-cell office:value-type="float" office:value="102010101002" table:style-name="ce18">
            <text:p>102010101002<text:s/></text:p>
          </table:table-cell>
          <table:table-cell office:value-type="string" table:style-name="ce19">
            <text:p>Construcciones en Curso y Montajes<text:s text:c="46"/></text:p>
          </table:table-cell>
          <table:table-cell table:style-name="ce27"/>
          <table:table-cell office:value-type="float" office:value="532133.44999999995" table:style-name="ce23">
            <text:p>532133<text:s/></text:p>
          </table:table-cell>
          <table:table-cell table:style-name="ce22"/>
          <table:table-cell table:style-name="ce23"/>
          <table:table-cell office:value-type="float" office:value="532133.44999999995" table:formula="of:=[.D11]+[.E11]-[.F11]" table:style-name="ce24">
            <text:p>532133<text:s/></text:p>
          </table:table-cell>
          <table:table-cell office:value-type="float" office:value="102010101002" table:style-name="ce18">
            <text:p>102010101002<text:s/></text:p>
          </table:table-cell>
          <table:table-cell office:value-type="string" table:style-name="ce19">
            <text:p>Construcciones en Curso y Montajes<text:s text:c="46"/></text:p>
          </table:table-cell>
          <table:table-cell office:value-type="float" office:value="484133.45" table:style-name="ce23">
            <text:p>484133<text:s/></text:p>
          </table:table-cell>
          <table:table-cell office:value-type="float" office:value="47999.999999999942" table:formula="of:=+[.G11]-[.J11]" table:style-name="ce26">
            <text:p>48000<text:s/></text:p>
          </table:table-cell>
          <table:table-cell office:value-type="string" table:style-name="ce4">
            <text:p>ok</text:p>
          </table:table-cell>
          <table:table-cell table:number-columns-repeated="49" table:style-name="ce4"/>
          <table:table-cell table:number-columns-repeated="16323"/>
        </table:table-row>
        <table:table-row table:style-name="ro1">
          <table:table-cell office:value-type="float" office:value="102010201001" table:style-name="ce18">
            <text:p>102010201001<text:s/></text:p>
          </table:table-cell>
          <table:table-cell office:value-type="string" table:style-name="ce19">
            <text:p>Edificios<text:s text:c="71"/></text:p>
          </table:table-cell>
          <table:table-cell table:style-name="ce27"/>
          <table:table-cell office:value-type="float" office:value="461156.96" table:style-name="ce23">
            <text:p>461157<text:s/></text:p>
          </table:table-cell>
          <table:table-cell table:style-name="ce22"/>
          <table:table-cell table:style-name="ce23"/>
          <table:table-cell office:value-type="float" office:value="461156.96" table:formula="of:=[.D12]+[.E12]-[.F12]" table:style-name="ce24">
            <text:p>461157<text:s/></text:p>
          </table:table-cell>
          <table:table-cell office:value-type="float" office:value="102010201001" table:style-name="ce18">
            <text:p>102010201001<text:s/></text:p>
          </table:table-cell>
          <table:table-cell office:value-type="string" table:style-name="ce19">
            <text:p>Edificios<text:s text:c="71"/></text:p>
          </table:table-cell>
          <table:table-cell office:value-type="float" office:value="461156.96" table:style-name="ce23">
            <text:p>461157<text:s/></text:p>
          </table:table-cell>
          <table:table-cell office:value-type="float" office:value="0" table:formula="of:=+[.G12]-[.J12]" table:style-name="ce26">
            <text:p>-<text:s/></text:p>
          </table:table-cell>
          <table:table-cell office:value-type="string" table:style-name="ce4">
            <text:p>ok</text:p>
          </table:table-cell>
          <table:table-cell table:number-columns-repeated="49" table:style-name="ce4"/>
          <table:table-cell table:number-columns-repeated="16323"/>
        </table:table-row>
        <table:table-row table:style-name="ro1">
          <table:table-cell office:value-type="float" office:value="102010201004" table:style-name="ce18">
            <text:p>102010201004<text:s/></text:p>
          </table:table-cell>
          <table:table-cell office:value-type="string" table:style-name="ce19">
            <text:p>Muebles y Enseres<text:s text:c="63"/></text:p>
          </table:table-cell>
          <table:table-cell table:style-name="ce27"/>
          <table:table-cell office:value-type="float" office:value="203265.18" table:style-name="ce23">
            <text:p>203265<text:s/></text:p>
          </table:table-cell>
          <table:table-cell table:style-name="ce22"/>
          <table:table-cell table:style-name="ce23"/>
          <table:table-cell office:value-type="float" office:value="203265.18" table:formula="of:=[.D13]+[.E13]-[.F13]" table:style-name="ce24">
            <text:p>203265<text:s/></text:p>
          </table:table-cell>
          <table:table-cell office:value-type="float" office:value="102010201004" table:style-name="ce18">
            <text:p>102010201004<text:s/></text:p>
          </table:table-cell>
          <table:table-cell office:value-type="string" table:style-name="ce19">
            <text:p>Muebles y Enseres<text:s text:c="63"/></text:p>
          </table:table-cell>
          <table:table-cell office:value-type="float" office:value="198798.62" table:style-name="ce23">
            <text:p>198799<text:s/></text:p>
          </table:table-cell>
          <table:table-cell office:value-type="float" office:value="4466.5599999999977" table:formula="of:=+[.G13]-[.J13]" table:style-name="ce26">
            <text:p>4467<text:s/></text:p>
          </table:table-cell>
          <table:table-cell office:value-type="string" table:style-name="ce4">
            <text:p>ok</text:p>
          </table:table-cell>
          <table:table-cell table:number-columns-repeated="49" table:style-name="ce4"/>
          <table:table-cell table:number-columns-repeated="16323"/>
        </table:table-row>
        <table:table-row table:style-name="ro1">
          <table:table-cell office:value-type="float" office:value="102010201005" table:style-name="ce18">
            <text:p>102010201005<text:s/></text:p>
          </table:table-cell>
          <table:table-cell office:value-type="string" table:style-name="ce19">
            <text:p>Maquinarias y Equipos<text:s text:c="59"/></text:p>
          </table:table-cell>
          <table:table-cell table:style-name="ce27"/>
          <table:table-cell office:value-type="float" office:value="7621902.3799999999" table:style-name="ce23">
            <text:p>7621902<text:s/></text:p>
          </table:table-cell>
          <table:table-cell table:style-name="ce22"/>
          <table:table-cell table:style-name="ce23"/>
          <table:table-cell office:value-type="float" office:value="7621902.3799999999" table:formula="of:=[.D14]+[.E14]-[.F14]" table:style-name="ce24">
            <text:p>7621902<text:s/></text:p>
          </table:table-cell>
          <table:table-cell office:value-type="float" office:value="102010201005" table:style-name="ce18">
            <text:p>102010201005<text:s/></text:p>
          </table:table-cell>
          <table:table-cell office:value-type="string" table:style-name="ce19">
            <text:p>Maquinarias y Equipos<text:s text:c="59"/></text:p>
          </table:table-cell>
          <table:table-cell office:value-type="float" office:value="7621902.3799999999" table:style-name="ce23">
            <text:p>7621902<text:s/></text:p>
          </table:table-cell>
          <table:table-cell office:value-type="float" office:value="0" table:formula="of:=+[.G14]-[.J14]" table:style-name="ce26">
            <text:p>-<text:s/></text:p>
          </table:table-cell>
          <table:table-cell office:value-type="string" table:style-name="ce4">
            <text:p>ok</text:p>
          </table:table-cell>
          <table:table-cell table:number-columns-repeated="49" table:style-name="ce4"/>
          <table:table-cell table:number-columns-repeated="16323"/>
        </table:table-row>
        <table:table-row table:style-name="ro1">
          <table:table-cell office:value-type="float" office:value="102010201006" table:style-name="ce18">
            <text:p>102010201006<text:s/></text:p>
          </table:table-cell>
          <table:table-cell office:value-type="string" table:style-name="ce19">
            <text:p>Equipo de Seguridad<text:s text:c="61"/></text:p>
          </table:table-cell>
          <table:table-cell table:style-name="ce27"/>
          <table:table-cell office:value-type="float" office:value="15974.66" table:style-name="ce23">
            <text:p>15975<text:s/></text:p>
          </table:table-cell>
          <table:table-cell table:style-name="ce22"/>
          <table:table-cell table:style-name="ce23"/>
          <table:table-cell office:value-type="float" office:value="15974.66" table:formula="of:=[.D15]+[.E15]-[.F15]" table:style-name="ce24">
            <text:p>15975<text:s/></text:p>
          </table:table-cell>
          <table:table-cell office:value-type="float" office:value="102010201006" table:style-name="ce18">
            <text:p>102010201006<text:s/></text:p>
          </table:table-cell>
          <table:table-cell office:value-type="string" table:style-name="ce19">
            <text:p>Equipo de Seguridad<text:s text:c="61"/></text:p>
          </table:table-cell>
          <table:table-cell office:value-type="float" office:value="15974.66" table:style-name="ce23">
            <text:p>15975<text:s/></text:p>
          </table:table-cell>
          <table:table-cell office:value-type="float" office:value="0" table:formula="of:=+[.G15]-[.J15]" table:style-name="ce26">
            <text:p>-<text:s/></text:p>
          </table:table-cell>
          <table:table-cell office:value-type="string" table:style-name="ce4">
            <text:p>ok</text:p>
          </table:table-cell>
          <table:table-cell table:number-columns-repeated="49" table:style-name="ce4"/>
          <table:table-cell table:number-columns-repeated="16323"/>
        </table:table-row>
        <table:table-row table:style-name="ro1">
          <table:table-cell office:value-type="float" office:value="102010201007" table:style-name="ce18">
            <text:p>102010201007<text:s/></text:p>
          </table:table-cell>
          <table:table-cell office:value-type="string" table:style-name="ce19">
            <text:p>Equipos de Computación<text:s text:c="58"/></text:p>
          </table:table-cell>
          <table:table-cell table:style-name="ce27"/>
          <table:table-cell office:value-type="float" office:value="144593.10999999999" table:style-name="ce23">
            <text:p>144593<text:s/></text:p>
          </table:table-cell>
          <table:table-cell table:style-name="ce22"/>
          <table:table-cell table:style-name="ce23"/>
          <table:table-cell office:value-type="float" office:value="144593.10999999999" table:formula="of:=[.D16]+[.E16]-[.F16]" table:style-name="ce24">
            <text:p>144593<text:s/></text:p>
          </table:table-cell>
          <table:table-cell office:value-type="float" office:value="102010201007" table:style-name="ce18">
            <text:p>102010201007<text:s/></text:p>
          </table:table-cell>
          <table:table-cell office:value-type="string" table:style-name="ce19">
            <text:p>Equipos de Computación<text:s text:c="58"/></text:p>
          </table:table-cell>
          <table:table-cell office:value-type="float" office:value="141445.51" table:style-name="ce23">
            <text:p>141446<text:s/></text:p>
          </table:table-cell>
          <table:table-cell office:value-type="float" office:value="3147.5999999999767" table:formula="of:=+[.G16]-[.J16]" table:style-name="ce26">
            <text:p>3148<text:s/></text:p>
          </table:table-cell>
          <table:table-cell office:value-type="string" table:style-name="ce4">
            <text:p>ok</text:p>
          </table:table-cell>
          <table:table-cell table:number-columns-repeated="49" table:style-name="ce4"/>
          <table:table-cell table:number-columns-repeated="16323"/>
        </table:table-row>
        <table:table-row table:style-name="ro1">
          <table:table-cell office:value-type="float" office:value="102010201009" table:style-name="ce18">
            <text:p>102010201009<text:s/></text:p>
          </table:table-cell>
          <table:table-cell office:value-type="string" table:style-name="ce19">
            <text:p>Vehículos<text:s text:c="71"/></text:p>
          </table:table-cell>
          <table:table-cell table:style-name="ce27"/>
          <table:table-cell office:value-type="float" office:value="528147.1" table:style-name="ce23">
            <text:p>528147<text:s/></text:p>
          </table:table-cell>
          <table:table-cell table:style-name="ce22"/>
          <table:table-cell table:style-name="ce23"/>
          <table:table-cell office:value-type="float" office:value="528147.1" table:formula="of:=[.D17]+[.E17]-[.F17]" table:style-name="ce24">
            <text:p>528147<text:s/></text:p>
          </table:table-cell>
          <table:table-cell office:value-type="float" office:value="102010201009" table:style-name="ce18">
            <text:p>102010201009<text:s/></text:p>
          </table:table-cell>
          <table:table-cell office:value-type="string" table:style-name="ce19">
            <text:p>Vehículos<text:s text:c="71"/></text:p>
          </table:table-cell>
          <table:table-cell office:value-type="float" office:value="502983.53" table:style-name="ce23">
            <text:p>502984<text:s/></text:p>
          </table:table-cell>
          <table:table-cell office:value-type="float" office:value="25163.569999999949" table:formula="of:=+[.G17]-[.J17]" table:style-name="ce26">
            <text:p>25164<text:s/></text:p>
          </table:table-cell>
          <table:table-cell office:value-type="string" table:style-name="ce4">
            <text:p>ok</text:p>
          </table:table-cell>
          <table:table-cell table:number-columns-repeated="49" table:style-name="ce4"/>
          <table:table-cell table:number-columns-repeated="16323"/>
        </table:table-row>
        <table:table-row table:style-name="ro1">
          <table:table-cell office:value-type="float" office:value="102020101004" table:style-name="ce18">
            <text:p>102020101004<text:s/></text:p>
          </table:table-cell>
          <table:table-cell office:value-type="string" table:style-name="ce19">
            <text:p>Software<text:s text:c="72"/></text:p>
          </table:table-cell>
          <table:table-cell table:style-name="ce27"/>
          <table:table-cell office:value-type="float" office:value="82108" table:style-name="ce23">
            <text:p>82108<text:s/></text:p>
          </table:table-cell>
          <table:table-cell table:style-name="ce22"/>
          <table:table-cell table:style-name="ce23"/>
          <table:table-cell office:value-type="float" office:value="82108" table:formula="of:=[.D18]+[.E18]-[.F18]" table:style-name="ce24">
            <text:p>82108<text:s/></text:p>
          </table:table-cell>
          <table:table-cell office:value-type="float" office:value="102020101004" table:style-name="ce18">
            <text:p>102020101004<text:s/></text:p>
          </table:table-cell>
          <table:table-cell office:value-type="string" table:style-name="ce19">
            <text:p>Software<text:s text:c="72"/></text:p>
          </table:table-cell>
          <table:table-cell office:value-type="float" office:value="82108" table:style-name="ce23">
            <text:p>82108<text:s/></text:p>
          </table:table-cell>
          <table:table-cell office:value-type="float" office:value="0" table:formula="of:=+[.G18]-[.J18]" table:style-name="ce26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102010501001" table:style-name="ce18">
            <text:p>102010501001<text:s/></text:p>
          </table:table-cell>
          <table:table-cell office:value-type="string" table:style-name="ce19">
            <text:p>Activo Fijo en Transito<text:s text:c="57"/></text:p>
          </table:table-cell>
          <table:table-cell table:style-name="ce27"/>
          <table:table-cell office:value-type="float" office:value="61316.01" table:style-name="ce23">
            <text:p>61316<text:s/></text:p>
          </table:table-cell>
          <table:table-cell table:style-name="ce22"/>
          <table:table-cell table:style-name="ce23"/>
          <table:table-cell office:value-type="float" office:value="61316.01" table:formula="of:=[.D19]+[.E19]-[.F19]" table:style-name="ce24">
            <text:p>61316<text:s/></text:p>
          </table:table-cell>
          <table:table-cell office:value-type="float" office:value="102010501001" table:style-name="ce18">
            <text:p>102010501001<text:s/></text:p>
          </table:table-cell>
          <table:table-cell office:value-type="string" table:style-name="ce19">
            <text:p>Activo Fijo en Transito<text:s text:c="57"/></text:p>
          </table:table-cell>
          <table:table-cell office:value-type="float" office:value="0" table:style-name="ce23">
            <text:p>-<text:s/></text:p>
          </table:table-cell>
          <table:table-cell office:value-type="float" office:value="61316.01" table:formula="of:=+[.G19]-[.J19]" table:style-name="ce26">
            <text:p>61316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104010101001" table:style-name="ce18">
            <text:p>104010101001<text:s/></text:p>
          </table:table-cell>
          <table:table-cell office:value-type="string" table:style-name="ce19">
            <text:p>Por Diferencias Temporales<text:s text:c="54"/></text:p>
          </table:table-cell>
          <table:table-cell table:style-name="ce27"/>
          <table:table-cell office:value-type="float" office:value="38708.81" table:style-name="ce23">
            <text:p>38709<text:s/></text:p>
          </table:table-cell>
          <table:table-cell table:style-name="ce22"/>
          <table:table-cell table:style-name="ce23"/>
          <table:table-cell office:value-type="float" office:value="38708.81" table:formula="of:=[.D20]+[.E20]-[.F20]" table:style-name="ce24">
            <text:p>38709<text:s/></text:p>
          </table:table-cell>
          <table:table-cell office:value-type="float" office:value="104010101001" table:style-name="ce18">
            <text:p>104010101001<text:s/></text:p>
          </table:table-cell>
          <table:table-cell office:value-type="string" table:style-name="ce19">
            <text:p>Por Diferencias Temporales<text:s text:c="54"/></text:p>
          </table:table-cell>
          <table:table-cell office:value-type="float" office:value="38708.81" table:style-name="ce23">
            <text:p>38709<text:s/></text:p>
          </table:table-cell>
          <table:table-cell office:value-type="float" office:value="0" table:formula="of:=+[.G20]-[.J20]" table:style-name="ce26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style-name="ce19"/>
          <table:table-cell table:style-name="ce27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table:style-name="ce19"/>
          <table:table-cell table:style-name="ce23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office:value-type="string" table:style-name="ce28">
            <text:p>Depreciaciones</text:p>
          </table:table-cell>
          <table:table-cell table:style-name="ce27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office:value-type="string" table:style-name="ce28">
            <text:p>Depreciaciones</text:p>
          </table:table-cell>
          <table:table-cell table:style-name="ce23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102010301001" table:style-name="ce18">
            <text:p>102010301001<text:s/></text:p>
          </table:table-cell>
          <table:table-cell office:value-type="string" table:style-name="ce29">
            <text:p>Depreciación Acumulada Edificios<text:s text:c="48"/></text:p>
          </table:table-cell>
          <table:table-cell table:style-name="ce27"/>
          <table:table-cell office:value-type="float" office:value="-12288.24" table:style-name="ce23">
            <text:p>(12288)</text:p>
          </table:table-cell>
          <table:table-cell table:style-name="ce22"/>
          <table:table-cell table:style-name="ce23"/>
          <table:table-cell office:value-type="float" office:value="-12288.24" table:formula="of:=[.D23]+[.E23]-[.F23]" table:style-name="ce24">
            <text:p>(12288)</text:p>
          </table:table-cell>
          <table:table-cell office:value-type="float" office:value="102010301001" table:style-name="ce18">
            <text:p>102010301001<text:s/></text:p>
          </table:table-cell>
          <table:table-cell office:value-type="string" table:style-name="ce29">
            <text:p>Depreciación Acumulada Edificios<text:s text:c="48"/></text:p>
          </table:table-cell>
          <table:table-cell office:value-type="float" office:value="-8192.16" table:style-name="ce23">
            <text:p>(8192)</text:p>
          </table:table-cell>
          <table:table-cell office:value-type="float" office:value="-4096.08" table:formula="of:=+[.G23]-[.J23]" table:style-name="ce26">
            <text:p>(4096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102010301004" table:style-name="ce18">
            <text:p>102010301004<text:s/></text:p>
          </table:table-cell>
          <table:table-cell office:value-type="string" table:style-name="ce29">
            <text:p>Depreciación Acumulada Muebles y Enseres<text:s text:c="40"/></text:p>
          </table:table-cell>
          <table:table-cell table:style-name="ce27"/>
          <table:table-cell office:value-type="float" office:value="-159948.65" table:style-name="ce23">
            <text:p>(159949)</text:p>
          </table:table-cell>
          <table:table-cell table:style-name="ce22"/>
          <table:table-cell table:style-name="ce23"/>
          <table:table-cell office:value-type="float" office:value="-159948.65" table:formula="of:=[.D24]+[.E24]-[.F24]" table:style-name="ce24">
            <text:p>(159949)</text:p>
          </table:table-cell>
          <table:table-cell office:value-type="float" office:value="102010301004" table:style-name="ce18">
            <text:p>102010301004<text:s/></text:p>
          </table:table-cell>
          <table:table-cell office:value-type="string" table:style-name="ce29">
            <text:p>Depreciación Acumulada Muebles y Enseres<text:s text:c="40"/></text:p>
          </table:table-cell>
          <table:table-cell office:value-type="float" office:value="-155832.79" table:style-name="ce23">
            <text:p>(155833)</text:p>
          </table:table-cell>
          <table:table-cell office:value-type="float" office:value="-4115.859999999986" table:formula="of:=+[.G24]-[.J24]" table:style-name="ce26">
            <text:p>(4116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102010301005" table:style-name="ce18">
            <text:p>102010301005<text:s/></text:p>
          </table:table-cell>
          <table:table-cell office:value-type="string" table:style-name="ce29">
            <text:p>Depreciación Acumulada Maquinarias y Equipos<text:s text:c="36"/></text:p>
          </table:table-cell>
          <table:table-cell table:style-name="ce27"/>
          <table:table-cell office:value-type="float" office:value="-4283430.5199999996" table:style-name="ce23">
            <text:p>(4283431)</text:p>
          </table:table-cell>
          <table:table-cell table:style-name="ce22"/>
          <table:table-cell table:style-name="ce23"/>
          <table:table-cell office:value-type="float" office:value="-4283430.5199999996" table:formula="of:=[.D25]+[.E25]-[.F25]" table:style-name="ce24">
            <text:p>(4283431)</text:p>
          </table:table-cell>
          <table:table-cell office:value-type="float" office:value="102010301005" table:style-name="ce18">
            <text:p>102010301005<text:s/></text:p>
          </table:table-cell>
          <table:table-cell office:value-type="string" table:style-name="ce29">
            <text:p>Depreciación Acumulada Maquinarias y Equipos<text:s text:c="36"/></text:p>
          </table:table-cell>
          <table:table-cell office:value-type="float" office:value="-4024307.83" table:style-name="ce23">
            <text:p>(4024308)</text:p>
          </table:table-cell>
          <table:table-cell office:value-type="float" office:value="-259122.68999999948" table:formula="of:=+[.G25]-[.J25]" table:style-name="ce26">
            <text:p>(259123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102010301006" table:style-name="ce18">
            <text:p>102010301006<text:s/></text:p>
          </table:table-cell>
          <table:table-cell office:value-type="string" table:style-name="ce29">
            <text:p>Depreciación Acumulada Equipo de Seguridad<text:s text:c="38"/></text:p>
          </table:table-cell>
          <table:table-cell table:style-name="ce27"/>
          <table:table-cell office:value-type="float" office:value="-15547.82" table:style-name="ce23">
            <text:p>(15548)</text:p>
          </table:table-cell>
          <table:table-cell table:style-name="ce22"/>
          <table:table-cell table:style-name="ce23"/>
          <table:table-cell office:value-type="float" office:value="-15547.82" table:formula="of:=[.D26]+[.E26]-[.F26]" table:style-name="ce24">
            <text:p>(15548)</text:p>
          </table:table-cell>
          <table:table-cell office:value-type="float" office:value="102010301006" table:style-name="ce18">
            <text:p>102010301006<text:s/></text:p>
          </table:table-cell>
          <table:table-cell office:value-type="string" table:style-name="ce29">
            <text:p>Depreciación Acumulada Equipo de Seguridad<text:s text:c="38"/></text:p>
          </table:table-cell>
          <table:table-cell office:value-type="float" office:value="-15329.9" table:style-name="ce23">
            <text:p>(15330)</text:p>
          </table:table-cell>
          <table:table-cell office:value-type="float" office:value="-217.92000000000007" table:formula="of:=+[.G26]-[.J26]" table:style-name="ce26">
            <text:p>(218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102010301007" table:style-name="ce18">
            <text:p>102010301007<text:s/></text:p>
          </table:table-cell>
          <table:table-cell office:value-type="string" table:style-name="ce29">
            <text:p>Depreciación Acumulada Equipos de Computación<text:s text:c="34"/></text:p>
          </table:table-cell>
          <table:table-cell table:style-name="ce27"/>
          <table:table-cell office:value-type="float" office:value="-120727.2" table:style-name="ce23">
            <text:p>(120727)</text:p>
          </table:table-cell>
          <table:table-cell table:style-name="ce22"/>
          <table:table-cell table:style-name="ce23"/>
          <table:table-cell office:value-type="float" office:value="-120727.2" table:formula="of:=[.D27]+[.E27]-[.F27]" table:style-name="ce24">
            <text:p>(120727)</text:p>
          </table:table-cell>
          <table:table-cell office:value-type="float" office:value="102010301007" table:style-name="ce18">
            <text:p>102010301007<text:s/></text:p>
          </table:table-cell>
          <table:table-cell office:value-type="string" table:style-name="ce29">
            <text:p>Depreciación Acumulada Equipos de Computación<text:s text:c="34"/></text:p>
          </table:table-cell>
          <table:table-cell office:value-type="float" office:value="-118120.19" table:style-name="ce23">
            <text:p>(118120)</text:p>
          </table:table-cell>
          <table:table-cell office:value-type="float" office:value="-2607.0099999999948" table:formula="of:=+[.G27]-[.J27]" table:style-name="ce26">
            <text:p>(2607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102010301009" table:style-name="ce18">
            <text:p>102010301009<text:s/></text:p>
          </table:table-cell>
          <table:table-cell office:value-type="string" table:style-name="ce29">
            <text:p>Depreciación Acumulada Vehiculos<text:s text:c="48"/></text:p>
          </table:table-cell>
          <table:table-cell table:style-name="ce27"/>
          <table:table-cell office:value-type="float" office:value="-338788.01" table:style-name="ce23">
            <text:p>(338788)</text:p>
          </table:table-cell>
          <table:table-cell table:style-name="ce22"/>
          <table:table-cell table:style-name="ce23"/>
          <table:table-cell office:value-type="float" office:value="-338788.01" table:formula="of:=[.D28]+[.E28]-[.F28]" table:style-name="ce24">
            <text:p>(338788)</text:p>
          </table:table-cell>
          <table:table-cell office:value-type="float" office:value="102010301009" table:style-name="ce18">
            <text:p>102010301009<text:s/></text:p>
          </table:table-cell>
          <table:table-cell office:value-type="string" table:style-name="ce29">
            <text:p>Depreciación Acumulada Vehiculos<text:s text:c="48"/></text:p>
          </table:table-cell>
          <table:table-cell office:value-type="float" office:value="-316627.84999999998" table:style-name="ce23">
            <text:p>(316628)</text:p>
          </table:table-cell>
          <table:table-cell office:value-type="float" office:value="-22160.160000000033" table:formula="of:=+[.G28]-[.J28]" table:style-name="ce26">
            <text:p>(22160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102010401006" table:style-name="ce18">
            <text:p>102010401006<text:s/></text:p>
          </table:table-cell>
          <table:table-cell office:value-type="string" table:style-name="ce29">
            <text:p>Deterioro Acum. Equipo de Seguridad<text:s text:c="45"/></text:p>
          </table:table-cell>
          <table:table-cell table:style-name="ce27"/>
          <table:table-cell office:value-type="float" office:value="0" table:style-name="ce23">
            <text:p>-<text:s/></text:p>
          </table:table-cell>
          <table:table-cell table:style-name="ce22"/>
          <table:table-cell table:style-name="ce23"/>
          <table:table-cell office:value-type="float" office:value="0" table:formula="of:=[.D29]+[.E29]-[.F29]" table:style-name="ce24">
            <text:p>-<text:s/></text:p>
          </table:table-cell>
          <table:table-cell office:value-type="float" office:value="102010401006" table:style-name="ce18">
            <text:p>102010401006<text:s/></text:p>
          </table:table-cell>
          <table:table-cell office:value-type="string" table:style-name="ce29">
            <text:p>Deterioro Acum. Equipo de Seguridad<text:s text:c="45"/></text:p>
          </table:table-cell>
          <table:table-cell office:value-type="float" office:value="0" table:style-name="ce23">
            <text:p>-<text:s/></text:p>
          </table:table-cell>
          <table:table-cell office:value-type="float" office:value="0" table:formula="of:=+[.G29]-[.J29]" table:style-name="ce26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102020201001" table:style-name="ce18">
            <text:p>102020201001<text:s/></text:p>
          </table:table-cell>
          <table:table-cell office:value-type="string" table:style-name="ce29">
            <text:p>(-) Amortización acumulada de activos intangibles<text:s text:c="31"/></text:p>
          </table:table-cell>
          <table:table-cell table:style-name="ce27"/>
          <table:table-cell office:value-type="float" office:value="-82107.44" table:style-name="ce23">
            <text:p>(82107)</text:p>
          </table:table-cell>
          <table:table-cell table:style-name="ce22"/>
          <table:table-cell table:style-name="ce23"/>
          <table:table-cell office:value-type="float" office:value="-82107.44" table:formula="of:=[.D30]+[.E30]-[.F30]" table:style-name="ce24">
            <text:p>(82107)</text:p>
          </table:table-cell>
          <table:table-cell office:value-type="float" office:value="102020201001" table:style-name="ce18">
            <text:p>102020201001<text:s/></text:p>
          </table:table-cell>
          <table:table-cell office:value-type="string" table:style-name="ce29">
            <text:p>(-) Amortización acumulada de activos intangibles<text:s text:c="31"/></text:p>
          </table:table-cell>
          <table:table-cell office:value-type="float" office:value="-80582.600000000006" table:style-name="ce23">
            <text:p>(80583)</text:p>
          </table:table-cell>
          <table:table-cell office:value-type="float" office:value="-1524.8399999999965" table:formula="of:=+[.G30]-[.J30]" table:style-name="ce26">
            <text:p>(1525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0"/>
          <table:table-cell table:number-columns-repeated="2" table:style-name="ce31"/>
          <table:table-cell table:number-columns-repeated="3"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38"/>
          <table:table-cell office:value-type="string" table:style-name="ce39">
            <text:p>Total</text:p>
          </table:table-cell>
          <table:table-cell table:style-name="ce39"/>
          <table:table-cell office:value-type="float" office:value="6574607.4199999981" table:formula="of:=SUM([.D9:.D31])" table:style-name="ce40">
            <text:p>6574607<text:s/></text:p>
          </table:table-cell>
          <table:table-cell office:value-type="float" office:value="0" table:formula="of:=SUM([.E9:.E31])" table:style-name="ce40">
            <text:p>-<text:s/></text:p>
          </table:table-cell>
          <table:table-cell office:value-type="float" office:value="0" table:formula="of:=SUM([.F9:.F31])" table:style-name="ce40">
            <text:p>-<text:s/></text:p>
          </table:table-cell>
          <table:table-cell office:value-type="float" office:value="6574607.4199999981" table:formula="of:=SUM([.G9:.G31])" table:style-name="ce40">
            <text:p>6574607<text:s/></text:p>
          </table:table-cell>
          <table:table-cell table:number-columns-repeated="2" table:style-name="ce38"/>
          <table:table-cell office:value-type="float" office:value="6726358.2400000012" table:formula="of:=SUM([.J9:.J31])" table:style-name="ce40">
            <text:p>6726358<text:s/></text:p>
          </table:table-cell>
          <table:table-cell office:value-type="float" office:value="-151750.8199999996" table:formula="of:=SUM([.K9:.K31])" table:style-name="ce41">
            <text:p>(151751)</text:p>
          </table:table-cell>
          <table:table-cell table:style-name="ce42"/>
          <table:table-cell table:number-columns-repeated="16372" table:style-name="ce43"/>
        </table:table-row>
        <table:table-row table:style-name="ro1">
          <table:table-cell table:number-columns-repeated="12" table:style-name="ce44"/>
          <table:table-cell table:number-columns-repeated="16372"/>
        </table:table-row>
        <table:table-row table:style-name="ro1">
          <table:table-cell table:style-name="ce44"/>
          <table:table-cell table:number-columns-repeated="2" table:style-name="ce45"/>
          <table:table-cell office:value-type="string" table:style-name="ce46">
            <text:p>Saldo al</text:p>
          </table:table-cell>
          <table:table-cell office:value-type="string" table:style-name="ce47">
            <text:p>Saldo al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48">
            <text:p>Nota a los estados financieros:</text:p>
          </table:table-cell>
          <table:table-cell table:style-name="ce48"/>
          <table:table-cell office:value-type="date" office:date-value="2021-12-31T00:00:00" table:style-name="ce49">
            <text:p>31/12/2021</text:p>
          </table:table-cell>
          <table:table-cell office:value-type="date" office:date-value="2020-12-31T00:00:00" table:style-name="ce50">
            <text:p>31/12/2020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table:number-columns-repeated="2" table:style-name="ce51"/>
          <table:table-cell table:style-name="ce52"/>
          <table:table-cell table:style-name="ce53"/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54">
            <text:p>Terreno</text:p>
          </table:table-cell>
          <table:table-cell table:style-name="ce54"/>
          <table:table-cell office:value-type="float" office:value="1898139.64" table:formula="of:=[.G10]" table:style-name="ce55">
            <text:p><text:s/>1898140<text:s/></text:p>
          </table:table-cell>
          <table:table-cell office:value-type="float" office:value="1898139.64" table:formula="of:=[.J10]" table:style-name="ce55">
            <text:p><text:s/>1898140<text:s/>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54">
            <text:p>Edificios</text:p>
          </table:table-cell>
          <table:table-cell table:style-name="ce54"/>
          <table:table-cell office:value-type="float" office:value="461156.96" table:formula="of:=[.G12]" table:style-name="ce55">
            <text:p><text:s/>461157<text:s/></text:p>
          </table:table-cell>
          <table:table-cell office:value-type="float" office:value="461156.96" table:formula="of:=[.J12]" table:style-name="ce55">
            <text:p><text:s/>461157<text:s/>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54">
            <text:p>Maquinarias y Equipos</text:p>
          </table:table-cell>
          <table:table-cell table:style-name="ce54"/>
          <table:table-cell office:value-type="float" office:value="7621902.3799999999" table:formula="of:=[.G14]" table:style-name="ce55">
            <text:p><text:s/>7621902<text:s/></text:p>
          </table:table-cell>
          <table:table-cell office:value-type="float" office:value="7621902.3799999999" table:formula="of:=[.J14]" table:style-name="ce55">
            <text:p><text:s/>7621902<text:s/>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54">
            <text:p>Construcción en Curso</text:p>
          </table:table-cell>
          <table:table-cell table:style-name="ce54"/>
          <table:table-cell office:value-type="float" office:value="532133.44999999995" table:formula="of:=[.G11]" table:style-name="ce55">
            <text:p><text:s/>532133<text:s/></text:p>
          </table:table-cell>
          <table:table-cell office:value-type="float" office:value="484133.45" table:formula="of:=[.J11]" table:style-name="ce55">
            <text:p><text:s/>484133<text:s/>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54">
            <text:p>Vehículos</text:p>
          </table:table-cell>
          <table:table-cell table:style-name="ce54"/>
          <table:table-cell office:value-type="float" office:value="528147.1" table:formula="of:=[.G17]" table:style-name="ce55">
            <text:p><text:s/>528147<text:s/></text:p>
          </table:table-cell>
          <table:table-cell office:value-type="float" office:value="502983.53" table:formula="of:=[.J17]" table:style-name="ce55">
            <text:p><text:s/>502984<text:s/>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54">
            <text:p>Muebles y Enseres</text:p>
          </table:table-cell>
          <table:table-cell table:style-name="ce54"/>
          <table:table-cell office:value-type="float" office:value="203265.18" table:formula="of:=[.G13]" table:style-name="ce55">
            <text:p><text:s/>203265<text:s/></text:p>
          </table:table-cell>
          <table:table-cell office:value-type="float" office:value="198798.62" table:formula="of:=[.J13]" table:style-name="ce55">
            <text:p><text:s/>198799<text:s/>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54">
            <text:p>Equipo de Computación</text:p>
          </table:table-cell>
          <table:table-cell table:style-name="ce54"/>
          <table:table-cell office:value-type="float" office:value="144593.10999999999" table:formula="of:=[.G16]" table:style-name="ce55">
            <text:p><text:s/>144593<text:s/></text:p>
          </table:table-cell>
          <table:table-cell office:value-type="float" office:value="141445.51" table:formula="of:=[.J16]" table:style-name="ce55">
            <text:p><text:s/>141446<text:s/>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54">
            <text:p>Equipo de Seguridad</text:p>
          </table:table-cell>
          <table:table-cell table:style-name="ce54"/>
          <table:table-cell office:value-type="float" office:value="15974.66" table:formula="of:=[.G15]" table:style-name="ce55">
            <text:p><text:s/>15975<text:s/></text:p>
          </table:table-cell>
          <table:table-cell office:value-type="float" office:value="15974.66" table:formula="of:=[.J15]" table:style-name="ce55">
            <text:p><text:s/>15975<text:s/>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54">
            <text:p>Software</text:p>
          </table:table-cell>
          <table:table-cell table:style-name="ce54"/>
          <table:table-cell office:value-type="float" office:value="82108" table:formula="of:=[.G18]" table:style-name="ce55">
            <text:p><text:s/>82108<text:s/></text:p>
          </table:table-cell>
          <table:table-cell office:value-type="float" office:value="82108" table:formula="of:=[.J18]" table:style-name="ce55">
            <text:p><text:s/>82108<text:s/>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54">
            <text:p>Otros</text:p>
          </table:table-cell>
          <table:table-cell table:style-name="ce54"/>
          <table:table-cell office:value-type="float" office:value="100024.82" table:formula="of:=[.G20]+[.G19]" table:style-name="ce55">
            <text:p><text:s/>100025<text:s/></text:p>
          </table:table-cell>
          <table:table-cell office:value-type="float" office:value="38708.81" table:formula="of:=[.J20]+[.J19]" table:style-name="ce55">
            <text:p><text:s/>38709<text:s/>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table:number-columns-repeated="2" table:style-name="ce54"/>
          <table:table-cell table:number-columns-repeated="2" table:style-name="ce56"/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51">
            <text:p>Total</text:p>
          </table:table-cell>
          <table:table-cell table:style-name="ce57"/>
          <table:table-cell office:value-type="float" office:value="11587445.299999999" table:formula="of:=+SUM([.D37:.D47])" table:style-name="ce40">
            <text:p>11587445<text:s/></text:p>
          </table:table-cell>
          <table:table-cell office:value-type="float" office:value="11445351.559999999" table:formula="of:=+SUM([.E37:.E47])" table:style-name="ce40">
            <text:p>11445352<text:s/>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table:style-name="ce51"/>
          <table:table-cell table:style-name="ce58"/>
          <table:table-cell table:style-name="ce59"/>
          <table:table-cell table:style-name="ce60"/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61">
            <text:p>(-) Depreciación Acumulada</text:p>
          </table:table-cell>
          <table:table-cell table:style-name="ce61"/>
          <table:table-cell office:value-type="float" office:value="-5012837.88" table:formula="of:=SUM([.G23:.G30])" table:style-name="ce62">
            <text:p>(5012838)</text:p>
          </table:table-cell>
          <table:table-cell office:value-type="float" office:value="-4718993.32" table:formula="of:=SUM([.J23:.J30])" table:style-name="ce62">
            <text:p>(4718993)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table:number-columns-repeated="2" table:style-name="ce51"/>
          <table:table-cell table:style-name="ce63"/>
          <table:table-cell table:style-name="ce64"/>
          <table:table-cell table:number-columns-repeated="7" table:style-name="ce44"/>
          <table:table-cell table:number-columns-repeated="16372"/>
        </table:table-row>
        <table:table-row table:style-name="ro1">
          <table:table-cell table:style-name="ce44"/>
          <table:table-cell office:value-type="string" table:style-name="ce48">
            <text:p>Total</text:p>
          </table:table-cell>
          <table:table-cell table:style-name="ce57"/>
          <table:table-cell office:value-type="float" office:value="6574607.419999999" table:formula="of:=SUM([.D48:.D51])" table:style-name="ce40">
            <text:p>6574607<text:s/></text:p>
          </table:table-cell>
          <table:table-cell office:value-type="float" office:value="6726358.2399999984" table:formula="of:=SUM([.E48:.E51])" table:style-name="ce40">
            <text:p>6726358<text:s/></text:p>
          </table:table-cell>
          <table:table-cell table:number-columns-repeated="7" table:style-name="ce44"/>
          <table:table-cell table:number-columns-repeated="16372"/>
        </table:table-row>
        <table:table-row table:style-name="ro1">
          <table:table-cell table:number-columns-repeated="12" table:style-name="ce44"/>
          <table:table-cell table:number-columns-repeated="16372"/>
        </table:table-row>
        <table:table-row table:style-name="ro1">
          <table:table-cell office:value-type="string" table:style-name="ce65">
            <text:p>Fuente:</text:p>
          </table:table-cell>
          <table:table-cell table:number-columns-repeated="9" table:style-name="ce66"/>
          <table:table-cell table:style-name="ce67"/>
          <table:table-cell table:style-name="ce44"/>
          <table:table-cell table:number-columns-repeated="16372"/>
        </table:table-row>
        <table:table-row table:style-name="ro1">
          <table:table-cell office:value-type="string" table:style-name="ce68">
            <text:p>Estados Financieros de la compañía proporcionado por el cliente y mayores generales, para el año corriente</text:p>
          </table:table-cell>
          <table:table-cell table:number-columns-repeated="9" table:style-name="ce44"/>
          <table:table-cell table:style-name="ce69"/>
          <table:table-cell table:style-name="ce44"/>
          <table:table-cell table:number-columns-repeated="16372"/>
        </table:table-row>
        <table:table-row table:style-name="ro1">
          <table:table-cell office:value-type="string" table:style-name="ce68">
            <text:p>Nuestros papeles de trabajo y balance de comprobación del 2021 para el año anterior.</text:p>
          </table:table-cell>
          <table:table-cell table:number-columns-repeated="9" table:style-name="ce44"/>
          <table:table-cell table:style-name="ce69"/>
          <table:table-cell table:style-name="ce44"/>
          <table:table-cell table:number-columns-repeated="16372"/>
        </table:table-row>
        <table:table-row table:style-name="ro1">
          <table:table-cell table:style-name="ce68"/>
          <table:table-cell table:number-columns-repeated="9" table:style-name="ce44"/>
          <table:table-cell table:style-name="ce69"/>
          <table:table-cell table:style-name="ce44"/>
          <table:table-cell table:number-columns-repeated="16372"/>
        </table:table-row>
        <table:table-row table:style-name="ro1">
          <table:table-cell office:value-type="string" table:style-name="ce70">
            <text:p>Trabajo realizado:</text:p>
          </table:table-cell>
          <table:table-cell table:number-columns-repeated="9" table:style-name="ce44"/>
          <table:table-cell table:style-name="ce69"/>
          <table:table-cell table:style-name="ce44"/>
          <table:table-cell table:number-columns-repeated="16372"/>
        </table:table-row>
        <table:table-row table:number-rows-repeated="3" table:style-name="ro1">
          <table:table-cell table:style-name="ce68"/>
          <table:table-cell table:number-columns-repeated="9" table:style-name="ce44"/>
          <table:table-cell table:style-name="ce69"/>
          <table:table-cell table:style-name="ce44"/>
          <table:table-cell table:number-columns-repeated="16372"/>
        </table:table-row>
        <table:table-row table:style-name="ro1">
          <table:table-cell office:value-type="string" table:style-name="ce70">
            <text:p>Conclusiones:</text:p>
          </table:table-cell>
          <table:table-cell table:number-columns-repeated="9" table:style-name="ce44"/>
          <table:table-cell table:style-name="ce69"/>
          <table:table-cell table:style-name="ce44"/>
          <table:table-cell table:number-columns-repeated="16372"/>
        </table:table-row>
        <table:table-row table:number-rows-repeated="3" table:style-name="ro1">
          <table:table-cell table:number-columns-repeated="10" table:style-name="ce44"/>
          <table:table-cell table:style-name="ce69"/>
          <table:table-cell table:style-name="ce44"/>
          <table:table-cell table:number-columns-repeated="16372"/>
        </table:table-row>
        <table:table-row table:number-rows-repeated="4" table:style-name="ro1">
          <table:table-cell table:number-columns-repeated="12" table:style-name="ce44"/>
          <table:table-cell table:number-columns-repeated="16372"/>
        </table:table-row>
        <table:table-row table:number-rows-repeated="1048507" table:style-name="ro4">
          <table:table-cell table:number-columns-repeated="16384"/>
        </table:table-row>
      </table:table>
      <table:table table:name="Movimiento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0" table:default-cell-style-name="ce1"/>
        <table:table-column table:style-name="co12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3" table:default-cell-style-name="ce1"/>
        <table:table-column table:style-name="co20" table:default-cell-style-name="ce1"/>
        <table:table-column table:style-name="co14" table:default-cell-style-name="ce1"/>
        <table:table-column table:style-name="co20" table:default-cell-style-name="ce1"/>
        <table:table-column table:style-name="co11" table:default-cell-style-name="ce1"/>
        <table:table-column table:style-name="co2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236" table:default-cell-style-name="ce1"/>
        <table:table-row table:style-name="ro5">
          <table:table-cell office:value-type="string" table:style-name="ce97">
            <text:p>GRAFIMPAC S.A.</text:p>
          </table:table-cell>
          <table:table-cell table:number-columns-repeated="9" table:style-name="ce79"/>
          <table:table-cell table:number-columns-repeated="16374"/>
        </table:table-row>
        <table:table-row table:style-name="ro5">
          <table:table-cell office:value-type="string" table:style-name="ce96">
            <text:p>MOVIMIENTO DE PROPIEDADES, PLANTA Y EQUIPOS</text:p>
          </table:table-cell>
          <table:table-cell table:number-columns-repeated="9" table:style-name="ce79"/>
          <table:table-cell table:number-columns-repeated="16374"/>
        </table:table-row>
        <table:table-row table:style-name="ro5">
          <table:table-cell office:value-type="string" table:style-name="ce96">
            <text:p>Al 31 de diciembre del 2021</text:p>
          </table:table-cell>
          <table:table-cell table:number-columns-repeated="9" table:style-name="ce79"/>
          <table:table-cell table:number-columns-repeated="16374"/>
        </table:table-row>
        <table:table-row table:style-name="ro5">
          <table:table-cell table:style-name="ce1"/>
          <table:table-cell table:style-name="ce79"/>
          <table:table-cell table:style-name="ce98"/>
          <table:table-cell table:style-name="ce99"/>
          <table:table-cell table:style-name="ce100"/>
          <table:table-cell table:number-columns-repeated="2" table:style-name="ce99"/>
          <table:table-cell table:number-columns-repeated="2" table:style-name="ce100"/>
          <table:table-cell office:value-type="string" table:style-name="ce100">
            <text:p>Total</text:p>
          </table:table-cell>
          <table:table-cell table:number-columns-repeated="16374"/>
        </table:table-row>
        <table:table-row table:style-name="ro5">
          <table:table-cell table:style-name="ce1"/>
          <table:table-cell office:value-type="string" table:style-name="ce104">
            <text:p>Costo</text:p>
          </table:table-cell>
          <table:table-cell table:number-columns-repeated="8" table:style-name="ce101"/>
          <table:table-cell table:number-columns-repeated="16374"/>
        </table:table-row>
        <table:table-row table:style-name="ro5">
          <table:table-cell table:style-name="ce1"/>
          <table:table-cell office:value-type="string" table:style-name="ce107">
            <text:p>Saldos enero 1, 2020</text:p>
          </table:table-cell>
          <table:table-cell table:number-columns-repeated="7" table:style-name="ce108"/>
          <table:table-cell office:value-type="float" office:value="0" table:formula="of:=SUM([.C6:.I6])" table:style-name="ce108">
            <text:p>0</text:p>
          </table:table-cell>
          <table:table-cell table:number-columns-repeated="16374"/>
        </table:table-row>
        <table:table-row table:style-name="ro5">
          <table:table-cell table:style-name="ce1"/>
          <table:table-cell office:value-type="string" table:style-name="ce105">
            <text:p>Adquisiciones</text:p>
          </table:table-cell>
          <table:table-cell table:number-columns-repeated="7" table:style-name="ce103"/>
          <table:table-cell office:value-type="float" office:value="0" table:formula="of:=SUM([.C7:.I7])" table:style-name="ce102">
            <text:p>0</text:p>
          </table:table-cell>
          <table:table-cell table:number-columns-repeated="16374"/>
        </table:table-row>
        <table:table-row table:style-name="ro5">
          <table:table-cell table:style-name="ce1"/>
          <table:table-cell office:value-type="string" table:style-name="ce105">
            <text:p>Bajas</text:p>
          </table:table-cell>
          <table:table-cell table:number-columns-repeated="7" table:style-name="ce103"/>
          <table:table-cell office:value-type="float" office:value="0" table:formula="of:=SUM([.C8:.I8])" table:style-name="ce102">
            <text:p>0</text:p>
          </table:table-cell>
          <table:table-cell table:number-columns-repeated="16374"/>
        </table:table-row>
        <table:table-row table:style-name="ro5">
          <table:table-cell table:style-name="ce1"/>
          <table:table-cell office:value-type="string" table:style-name="ce109">
            <text:p>Saldos diciembre 31, 2020</text:p>
          </table:table-cell>
          <table:table-cell office:value-type="float" office:value="0" table:formula="of:=SUM([.C6:.C8])" table:style-name="ce110">
            <text:p>0</text:p>
          </table:table-cell>
          <table:table-cell office:value-type="float" office:value="0" table:formula="of:=SUM([.D6:.D7])" table:style-name="ce110">
            <text:p>0</text:p>
          </table:table-cell>
          <table:table-cell office:value-type="float" office:value="0" table:formula="of:=SUM([.E6:.E7])" table:style-name="ce110">
            <text:p>0</text:p>
          </table:table-cell>
          <table:table-cell office:value-type="float" office:value="0" table:formula="of:=SUM([.F6:.F7])" table:style-name="ce110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formula="of:=SUM([.H6:.H7])" table:style-name="ce110">
            <text:p>0</text:p>
          </table:table-cell>
          <table:table-cell office:value-type="float" office:value="0" table:formula="of:=SUM([.I6:.I7])" table:style-name="ce110">
            <text:p>0</text:p>
          </table:table-cell>
          <table:table-cell office:value-type="float" office:value="0" table:formula="of:=SUM([.C9:.I9])" table:style-name="ce110">
            <text:p>0</text:p>
          </table:table-cell>
          <table:table-cell table:number-columns-repeated="16374"/>
        </table:table-row>
        <table:table-row table:style-name="ro5">
          <table:table-cell table:style-name="ce1"/>
          <table:table-cell table:style-name="ce106"/>
          <table:table-cell table:number-columns-repeated="8" table:style-name="ce102"/>
          <table:table-cell table:number-columns-repeated="16374"/>
        </table:table-row>
        <table:table-row table:style-name="ro5">
          <table:table-cell table:style-name="ce1"/>
          <table:table-cell office:value-type="string" table:style-name="ce105">
            <text:p>Adquisiciones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103">
            <text:p>0</text:p>
          </table:table-cell>
          <table:table-cell table:number-columns-repeated="3" table:style-name="ce103"/>
          <table:table-cell office:value-type="float" office:value="0" table:style-name="ce103">
            <text:p>0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SUM([.C11:.I11])" table:style-name="ce103">
            <text:p>0</text:p>
          </table:table-cell>
          <table:table-cell table:number-columns-repeated="16374"/>
        </table:table-row>
        <table:table-row table:style-name="ro5">
          <table:table-cell table:style-name="ce1"/>
          <table:table-cell office:value-type="string" table:style-name="ce105">
            <text:p>Otros</text:p>
          </table:table-cell>
          <table:table-cell table:number-columns-repeated="8" table:style-name="ce103"/>
          <table:table-cell table:number-columns-repeated="16374"/>
        </table:table-row>
        <table:table-row table:style-name="ro5">
          <table:table-cell table:style-name="ce112"/>
          <table:table-cell office:value-type="string" table:style-name="ce113">
            <text:p>Saldos diciembre 31, 2021</text:p>
          </table:table-cell>
          <table:table-cell office:value-type="float" office:value="0" table:formula="of:=SUM([.C9:.C11])" table:style-name="ce114">
            <text:p>0</text:p>
          </table:table-cell>
          <table:table-cell office:value-type="float" office:value="0" table:formula="of:=SUM([.D9:.D11])" table:style-name="ce114">
            <text:p>0</text:p>
          </table:table-cell>
          <table:table-cell office:value-type="float" office:value="0" table:formula="of:=SUM([.E9:.E11])" table:style-name="ce114">
            <text:p>0</text:p>
          </table:table-cell>
          <table:table-cell office:value-type="float" office:value="0" table:formula="of:=SUM([.F9:.F11])" table:style-name="ce114">
            <text:p>0</text:p>
          </table:table-cell>
          <table:table-cell office:value-type="float" office:value="0" table:formula="of:=SUM([.G9:.G11])" table:style-name="ce114">
            <text:p>0</text:p>
          </table:table-cell>
          <table:table-cell office:value-type="float" office:value="0" table:formula="of:=SUM([.H9:.H11])" table:style-name="ce114">
            <text:p>0</text:p>
          </table:table-cell>
          <table:table-cell office:value-type="float" office:value="0" table:formula="of:=SUM([.I9:.I11])" table:style-name="ce114">
            <text:p>0</text:p>
          </table:table-cell>
          <table:table-cell office:value-type="float" office:value="0" table:formula="of:=SUM([.C13:.I13])" table:style-name="ce114">
            <text:p>0</text:p>
          </table:table-cell>
          <table:table-cell table:number-columns-repeated="16374" table:style-name="ce112"/>
        </table:table-row>
        <table:table-row table:style-name="ro5">
          <table:table-cell table:style-name="ce1"/>
          <table:table-cell table:style-name="ce79"/>
          <table:table-cell table:number-columns-repeated="8" table:style-name="ce85"/>
          <table:table-cell table:number-columns-repeated="16374"/>
        </table:table-row>
        <table:table-row table:style-name="ro6">
          <table:table-cell table:style-name="ce1"/>
          <table:table-cell table:style-name="ce79"/>
          <table:table-cell office:value-type="string" table:style-name="ce80">
            <text:p>Equipos de telecomunicaciones</text:p>
          </table:table-cell>
          <table:table-cell office:value-type="string" table:style-name="ce89">
            <text:p>Redes</text:p>
          </table:table-cell>
          <table:table-cell office:value-type="string" table:style-name="ce89">
            <text:p>Equipo de Cómputo</text:p>
          </table:table-cell>
          <table:table-cell office:value-type="string" table:style-name="ce82">
            <text:p>Software</text:p>
          </table:table-cell>
          <table:table-cell office:value-type="string" table:style-name="ce82">
            <text:p>Vehículos</text:p>
          </table:table-cell>
          <table:table-cell office:value-type="string" table:style-name="ce81">
            <text:p>Edificios e instalaciones</text:p>
          </table:table-cell>
          <table:table-cell office:value-type="string" table:style-name="ce81">
            <text:p>Otros activos fijos</text:p>
          </table:table-cell>
          <table:table-cell office:value-type="string" table:style-name="ce89">
            <text:p>Total</text:p>
          </table:table-cell>
          <table:table-cell table:number-columns-repeated="16374"/>
        </table:table-row>
        <table:table-row table:style-name="ro5">
          <table:table-cell table:style-name="ce1"/>
          <table:table-cell office:value-type="string" table:style-name="ce90">
            <text:p>Depreciación acumulada</text:p>
          </table:table-cell>
          <table:table-cell table:number-columns-repeated="8" table:style-name="ce85"/>
          <table:table-cell table:number-columns-repeated="16374"/>
        </table:table-row>
        <table:table-row table:style-name="ro5">
          <table:table-cell/>
          <table:table-cell office:value-type="string" table:style-name="ce84">
            <text:p>Saldos enero 1, 2019</text:p>
          </table:table-cell>
          <table:table-cell office:value-type="float" office:value="2031696" table:style-name="ce85">
            <text:p>2.031.696</text:p>
          </table:table-cell>
          <table:table-cell office:value-type="float" office:value="168707" table:style-name="ce85">
            <text:p>168.707</text:p>
          </table:table-cell>
          <table:table-cell office:value-type="float" office:value="118738" table:style-name="ce85">
            <text:p>118.738</text:p>
          </table:table-cell>
          <table:table-cell office:value-type="float" office:value="76828" table:style-name="ce85">
            <text:p>76.828</text:p>
          </table:table-cell>
          <table:table-cell office:value-type="float" office:value="0" table:style-name="ce85">
            <text:p>0</text:p>
          </table:table-cell>
          <table:table-cell office:value-type="float" office:value="53498" table:style-name="ce85">
            <text:p>53.498</text:p>
          </table:table-cell>
          <table:table-cell office:value-type="float" office:value="25586" table:style-name="ce85">
            <text:p>25.586</text:p>
          </table:table-cell>
          <table:table-cell office:value-type="float" office:value="2475053" table:formula="of:=SUM([.C17:.I17])" table:style-name="ce85">
            <text:p>2.475.053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84">
            <text:p>Bajas</text:p>
          </table:table-cell>
          <table:table-cell office:value-type="float" office:value="-2008798" table:style-name="ce85">
            <text:p>-2.008.798</text:p>
          </table:table-cell>
          <table:table-cell table:number-columns-repeated="6" table:style-name="ce85"/>
          <table:table-cell office:value-type="float" office:value="-2008798" table:formula="of:=SUM([.C18:.I18])" table:style-name="ce85">
            <text:p>-2.008.798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84">
            <text:p>Depreciación del año</text:p>
          </table:table-cell>
          <table:table-cell office:value-type="float" office:value="20858" table:formula="of:=43756-22898" table:style-name="ce91">
            <text:p>20.858</text:p>
          </table:table-cell>
          <table:table-cell office:value-type="float" office:value="0" table:style-name="ce91">
            <text:p>0</text:p>
          </table:table-cell>
          <table:table-cell office:value-type="float" office:value="2367" table:formula="of:=121105-118738" table:style-name="ce91">
            <text:p>2.367</text:p>
          </table:table-cell>
          <table:table-cell office:value-type="float" office:value="0" table:style-name="ce91">
            <text:p>0</text:p>
          </table:table-cell>
          <table:table-cell table:style-name="ce85"/>
          <table:table-cell office:value-type="float" office:value="0" table:style-name="ce91">
            <text:p>0</text:p>
          </table:table-cell>
          <table:table-cell office:value-type="float" office:value="288" table:style-name="ce91">
            <text:p>288</text:p>
          </table:table-cell>
          <table:table-cell office:value-type="float" office:value="23513" table:formula="of:=SUM([.C19:.I19])" table:style-name="ce92">
            <text:p>23.513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84">
            <text:p>Saldos diciembre 31, 2019</text:p>
          </table:table-cell>
          <table:table-cell office:value-type="float" office:value="43756" table:formula="of:=SUM([.C17:.C19])" table:style-name="ce85">
            <text:p>43.756</text:p>
          </table:table-cell>
          <table:table-cell office:value-type="float" office:value="168707" table:formula="of:=SUM([.D17:.D19])" table:style-name="ce85">
            <text:p>168.707</text:p>
          </table:table-cell>
          <table:table-cell office:value-type="float" office:value="121105" table:formula="of:=SUM([.E17:.E19])" table:style-name="ce85">
            <text:p>121.105</text:p>
          </table:table-cell>
          <table:table-cell office:value-type="float" office:value="76828" table:formula="of:=SUM([.F17:.F19])" table:style-name="ce85">
            <text:p>76.828</text:p>
          </table:table-cell>
          <table:table-cell office:value-type="float" office:value="0" table:style-name="ce93">
            <text:p>0</text:p>
          </table:table-cell>
          <table:table-cell office:value-type="float" office:value="53498" table:formula="of:=SUM([.H17:.H19])" table:style-name="ce85">
            <text:p>53.498</text:p>
          </table:table-cell>
          <table:table-cell office:value-type="float" office:value="25874" table:formula="of:=SUM([.I17:.I19])" table:style-name="ce85">
            <text:p>25.874</text:p>
          </table:table-cell>
          <table:table-cell office:value-type="float" office:value="489768" table:formula="of:=SUM([.C20:.I20])" table:style-name="ce85">
            <text:p>489.768</text:p>
          </table:table-cell>
          <table:table-cell table:number-columns-repeated="16374"/>
        </table:table-row>
        <table:table-row table:style-name="ro5">
          <table:table-cell/>
          <table:table-cell table:style-name="ce87"/>
          <table:table-cell table:number-columns-repeated="8" table:style-name="ce85"/>
          <table:table-cell table:number-columns-repeated="16374"/>
        </table:table-row>
        <table:table-row table:style-name="ro5">
          <table:table-cell/>
          <table:table-cell office:value-type="string" table:style-name="ce84">
            <text:p>Depreciación del año</text:p>
          </table:table-cell>
          <table:table-cell office:value-type="float" office:value="20734" table:formula="of:=64490-43756" table:style-name="ce85">
            <text:p>20.734</text:p>
          </table:table-cell>
          <table:table-cell office:value-type="float" office:value="0" table:style-name="ce85">
            <text:p>0</text:p>
          </table:table-cell>
          <table:table-cell office:value-type="float" office:value="927" table:formula="of:=122032-121105" table:style-name="ce85">
            <text:p>927</text:p>
          </table:table-cell>
          <table:table-cell office:value-type="float" office:value="0" table:style-name="ce85">
            <text:p>0</text:p>
          </table:table-cell>
          <table:table-cell office:value-type="float" office:value="500" table:style-name="ce85">
            <text:p>500</text:p>
          </table:table-cell>
          <table:table-cell office:value-type="float" office:value="0" table:style-name="ce85">
            <text:p>0</text:p>
          </table:table-cell>
          <table:table-cell office:value-type="float" office:value="529" table:formula="of:=26403-25874" table:style-name="ce85">
            <text:p>529</text:p>
          </table:table-cell>
          <table:table-cell office:value-type="float" office:value="22690" table:formula="of:=SUM([.C22:.I22])" table:style-name="ce86">
            <text:p>22.690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83">
            <text:p>Saldos diciembre 31, 2020</text:p>
          </table:table-cell>
          <table:table-cell office:value-type="float" office:value="64490" table:formula="of:=SUM([.C20:.C22])" table:style-name="ce88">
            <text:p>64.490</text:p>
          </table:table-cell>
          <table:table-cell office:value-type="float" office:value="168707" table:formula="of:=SUM([.D20:.D22])" table:style-name="ce88">
            <text:p>168.707</text:p>
          </table:table-cell>
          <table:table-cell office:value-type="float" office:value="122032" table:formula="of:=SUM([.E20:.E22])" table:style-name="ce88">
            <text:p>122.032</text:p>
          </table:table-cell>
          <table:table-cell office:value-type="float" office:value="76828" table:formula="of:=SUM([.F20:.F22])" table:style-name="ce88">
            <text:p>76.828</text:p>
          </table:table-cell>
          <table:table-cell office:value-type="float" office:value="500" table:formula="of:=SUM([.G20:.G22])" table:style-name="ce88">
            <text:p>500</text:p>
          </table:table-cell>
          <table:table-cell office:value-type="float" office:value="53498" table:formula="of:=SUM([.H20:.H22])" table:style-name="ce88">
            <text:p>53.498</text:p>
          </table:table-cell>
          <table:table-cell office:value-type="float" office:value="26403" table:formula="of:=SUM([.I20:.I22])" table:style-name="ce88">
            <text:p>26.403</text:p>
          </table:table-cell>
          <table:table-cell office:value-type="float" office:value="512458" table:formula="of:=SUM([.C23:.I23])" table:style-name="ce88">
            <text:p>512.458</text:p>
          </table:table-cell>
          <table:table-cell table:number-columns-repeated="16374"/>
        </table:table-row>
        <table:table-row table:style-name="ro5">
          <table:table-cell/>
          <table:table-cell table:style-name="ce79"/>
          <table:table-cell table:number-columns-repeated="8" table:style-name="ce85"/>
          <table:table-cell table:number-columns-repeated="16374"/>
        </table:table-row>
        <table:table-row table:style-name="ro7">
          <table:table-cell/>
          <table:table-cell office:value-type="string" table:style-name="ce94">
            <text:p>Saldos netos diciembre 31, 2020</text:p>
          </table:table-cell>
          <table:table-cell office:value-type="float" office:value="-64490" table:formula="of:=[.C13]-[.C23]" table:style-name="ce95">
            <text:p>-64.490</text:p>
          </table:table-cell>
          <table:table-cell office:value-type="float" office:value="-168707" table:formula="of:=[.D13]-[.D23]" table:style-name="ce95">
            <text:p>-168.707</text:p>
          </table:table-cell>
          <table:table-cell office:value-type="float" office:value="-122032" table:formula="of:=[.E13]-[.E23]" table:style-name="ce95">
            <text:p>-122.032</text:p>
          </table:table-cell>
          <table:table-cell office:value-type="float" office:value="-76828" table:formula="of:=[.F13]-[.F23]" table:style-name="ce95">
            <text:p>-76.828</text:p>
          </table:table-cell>
          <table:table-cell office:value-type="float" office:value="-500" table:formula="of:=[.G13]-[.G23]" table:style-name="ce95">
            <text:p>-500</text:p>
          </table:table-cell>
          <table:table-cell office:value-type="float" office:value="-53498" table:formula="of:=[.H13]-[.H23]" table:style-name="ce95">
            <text:p>-53.498</text:p>
          </table:table-cell>
          <table:table-cell office:value-type="float" office:value="-26403" table:formula="of:=[.I13]-[.I23]" table:style-name="ce95">
            <text:p>-26.403</text:p>
          </table:table-cell>
          <table:table-cell office:value-type="float" office:value="-512458" table:formula="of:=SUM([.C25:.I25])" table:style-name="ce95">
            <text:p>-512.458</text:p>
          </table:table-cell>
          <table:table-cell table:number-columns-repeated="16374"/>
        </table:table-row>
        <table:table-row table:style-name="ro8">
          <table:table-cell/>
          <table:table-cell table:number-columns-repeated="16383" table:style-name="ce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>
            <draw:custom-shape svg:x="0in" svg:y="0.09375in" svg:width="0.15625in" svg:height="0.3125in" draw:z-index="1" draw:id="id0" draw:style-name="a5" draw:name="1 Flecha izquierda">
              <svg:title/>
              <svg:desc/>
              <text:p text:style-name="a1" text:class-names="" text:cond-style-name=""><text:span text:style-name="a0" text:class-names="">PG</text:span></text:p>
              <text:p text:style-name="a3" text:class-names="" text:cond-style-name=""><text:span text:style-name="a2" text:class-names=""/></text:p>
    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1256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77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5P0">
      <number:number number:decimal-places="0" number:min-decimal-places="0" number:min-integer-digits="1" number:grouping="true"/>
    </number:number-style>
    <number:number-style style:name="N5">
      <number:text>-</number:text>
      <number:number number:decimal-places="0" number:min-decimal-places="0" number:min-integer-digits="1" number:grouping="true"/>
      <style:map style:condition="value()&gt;=0" style:apply-style-name="N5P0"/>
    </number:number-style>
    <number:number-style style:name="N7P0">
      <number:number number:decimal-places="2" number:min-decimal-places="2" number:min-integer-digits="1" number:grouping="true"/>
    </number:number-style>
    <number:number-style style:name="N7">
      <number:text>-</number:text>
      <number:number number:decimal-places="2" number:min-decimal-places="2" number:min-integer-digits="1" number:grouping="true"/>
      <style:map style:condition="value()&gt;=0" style:apply-style-name="N7P0"/>
    </number:number-style>
    <number:text-style style:name="N30">
      <number:text-content/>
    </number:text-style>
    <number:number-style style:name="N36P0">
      <number:number number:decimal-places="0" number:min-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-</number:text>
      <number:month number:textual="true"/>
      <number:text>-</number:text>
      <number:year/>
    </number:date-style>
    <number:number-style style:name="N38P0">
      <number:number number:decimal-places="0" number:min-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text-style style:name="N38P2">
      <number:text>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decimal-places="0" number:min-integer-digits="1">
        <number:embedded-text number:position="0"> </number:embedded-text>
      </number:number>
    </number:number-style>
    <number:number-style style:name="N39"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39P0"/>
    </number:number-style>
    <number:number-style style:name="N40P0">
      <number:text> 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0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0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/</number:text>
      <number:month number:style="long"/>
      <number:text>/</number:text>
      <number:year number:style="long"/>
    </number:date-style>
    <number:percentage-style style:name="N42">
      <number:number number:decimal-places="2" number:min-decimal-places="2" number:min-integer-digits="1"/>
      <number:text> %</number:text>
    </number:percentage-style>
    <number:number-style style:name="N43P0">
      <number:number number:decimal-places="2" number:min-decimal-places="2" number:min-integer-digits="1" number:grouping="true"/>
      <number:text> </number:text>
    </number:number-style>
    <number:number-style style:name="N43P1">
      <number:text>(</number:text>
      <number:number number:decimal-places="2" number:min-decimal-places="2" number:min-integer-digits="1" number:grouping="true"/>
      <number:text>)</number:text>
    </number:number-style>
    <number:number-style style:name="N43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 </number:text>
      <number:number number:decimal-places="2" number:min-decimal-places="2" number:min-integer-digits="1" number:grouping="true"/>
      <number:text> </number:text>
    </number:number-style>
    <number:number-style style:name="N44P1">
      <number:text>-</number:text>
      <number:number number:decimal-places="2" number:min-decimal-places="2" number:min-integer-digits="1" number:grouping="true"/>
      <number:text> </number:text>
    </number:number-style>
    <number:number-style style:name="N44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45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4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" draw:style="linear" draw:angle="0" draw:start-color="#f0eaf9" draw:end-color="#c9b5e8" draw:start-intensity="100%" draw:end-intensity="100%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Dara Macias</meta:initial-creator>
    <dc:creator>Carlos Almeida</dc:creator>
    <meta:creation-date>2020-10-19T12:23:50Z</meta:creation-date>
    <dc:date>2021-11-23T18:05:52Z</dc:date>
    <meta:editing-cycles>8</meta:editing-cycles>
    <meta:editing-duration>PT3863S</meta:editing-duration>
  </office:meta>
</office:document-meta>
</file>